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QxWRqmXi7uR5GlTPKarDOqNkVL512N37wR4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59:52.324766195</meta:creation-date>
    <dc:date>2023-09-15T15:00:13.042657113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